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office:value-type="float" office:value="6239826" calcext:value-type="float">
            <text:p>6239826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7603" calcext:value-type="float">
            <text:p>101760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565021" calcext:value-type="float">
            <text:p>82565021</text:p>
          </table:table-cell>
          <table:table-cell table:style-name="ce32" office:value-type="float" office:value="90082" calcext:value-type="float">
            <text:p>9008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81542" calcext:value-type="float">
            <text:p>918154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office:value-type="float" office:value="6243822" calcext:value-type="float">
            <text:p>6243822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8154" calcext:value-type="float">
            <text:p>101815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628089" calcext:value-type="float">
            <text:p>82628089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office:value-type="float" office:value="6245281" calcext:value-type="float">
            <text:p>624528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246" calcext:value-type="float">
            <text:p>101824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647915" calcext:value-type="float">
            <text:p>82647915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office:value-type="float" office:value="6246578" calcext:value-type="float">
            <text:p>624657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1018335" calcext:value-type="float">
            <text:p>101833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662748" calcext:value-type="float">
            <text:p>82662748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office:value-type="float" office:value="6248538" calcext:value-type="float">
            <text:p>62485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572" calcext:value-type="float">
            <text:p>101857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731281" calcext:value-type="float">
            <text:p>82731281</text:p>
          </table:table-cell>
          <table:table-cell table:style-name="ce32" office:value-type="float" office:value="90159" calcext:value-type="float">
            <text:p>9015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96031" calcext:value-type="float">
            <text:p>91960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office:value-type="float" office:value="6253781" calcext:value-type="float">
            <text:p>625378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1019245" calcext:value-type="float">
            <text:p>101924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2817119" calcext:value-type="float">
            <text:p>82817119</text:p>
          </table:table-cell>
          <table:table-cell table:style-name="ce32" office:value-type="float" office:value="90301" calcext:value-type="float">
            <text:p>90301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212425" calcext:value-type="float">
            <text:p>921242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2" calcext:value-type="date">
            <text:p>05/0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3" calcext:value-type="date">
            <text:p>05/0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4" calcext:value-type="date">
            <text:p>05/0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5" calcext:value-type="date">
            <text:p>05/0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4:59:59.3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7T15:03:49.922000000</dc:date>
    <meta:editing-duration>P1DT9H31M55S</meta:editing-duration>
    <meta:editing-cycles>333</meta:editing-cycles>
    <meta:generator>LibreOffice/7.2.5.2$Windows_X86_64 LibreOffice_project/499f9727c189e6ef3471021d6132d4c694f357e5</meta:generator>
    <meta:document-statistic meta:table-count="1" meta:cell-count="7056" meta:object-count="0"/>
  </office:meta>
</office:document-meta>
</file>